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bf2ef" officeooo:paragraph-rsid="001bf2ef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4pt" fo:font-weight="bold" officeooo:rsid="001bf2ef" officeooo:paragraph-rsid="001bf2ef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paragraph-properties fo:text-align="justify" style:justify-single-word="false"/>
      <style:text-properties fo:font-size="14pt" fo:font-weight="normal" officeooo:rsid="001bf2ef" officeooo:paragraph-rsid="001bf2ef" style:font-size-asian="14pt" style:font-weight-asian="normal" style:font-size-complex="14pt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4pt" fo:font-weight="normal" officeooo:rsid="001dcd1f" officeooo:paragraph-rsid="001dcd1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font-weight="normal" officeooo:rsid="001dcd1f" officeooo:paragraph-rsid="001dcd1f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ize="14pt" fo:font-weight="bold" officeooo:rsid="00213a30" officeooo:paragraph-rsid="00213a30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c972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Группа:<text:span text:style-name="T1"> ИУ5-31</text:span></text:p>
      <text:p text:style-name="P2">Студент:<text:span text:style-name="T1"> Белоусов Евгений</text:span></text:p>
      <text:p text:style-name="P1">Функциональная модель АИС диспетчера железнодорожного вокзала</text:p>
      <text:list xml:id="list3460142443459732689" text:style-name="L1">
        <text:list-item>
          <text:p text:style-name="P3">Маршрут следования поезда</text:p>
        </text:list-item>
        <text:list-item>
          <text:p text:style-name="P3">В какое время и на какой путь пребывает поезд на станцию <text:span text:style-name="T2">и отбывает с нее</text:span>?</text:p>
        </text:list-item>
        <text:list-item>
          <text:p text:style-name="P3">Кого перевез поезд?</text:p>
        </text:list-item>
        <text:list-item>
          <text:p text:style-name="P3">Откуда, куда и в какое время поехал пассажир?</text:p>
        </text:list-item>
        <text:list-item>
          <text:p text:style-name="P3">Кто управлял поездом?</text:p>
        </text:list-item>
        <text:list-item>
          <text:p text:style-name="P3">Кто был проводником в вагоне?</text:p>
        </text:list-item>
        <text:list-item>
          <text:p text:style-name="P3">Кто управляет станцией?</text:p>
        </text:list-item>
        <text:list-item>
          <text:p text:style-name="P4">Характеристики поезда, вагонов, станций</text:p>
        </text:list-item>
        <text:list-item>
          <text:p text:style-name="P4">Личные данные пассажиров, сотрудников.</text:p>
        </text:list-item>
      </text:list>
      <text:p text:style-name="P5"/>
      <text:p text:style-name="P6">Дата:<text:span text:style-name="T1"> 23.09.2018<text:tab/><text:tab/></text:span>Подпись: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21:03:17.821872035</meta:creation-date>
    <meta:generator>LibreOffice/5.1.6.2$Linux_X86_64 LibreOffice_project/10m0$Build-2</meta:generator>
    <dc:date>2018-09-24T21:23:49.535122607</dc:date>
    <meta:editing-duration>PT3M2S</meta:editing-duration>
    <meta:editing-cycles>3</meta:editing-cycles>
    <meta:document-statistic meta:table-count="0" meta:image-count="0" meta:object-count="0" meta:page-count="1" meta:paragraph-count="13" meta:word-count="71" meta:character-count="470" meta:non-whitespace-character-count="420"/>
  </office:meta>
</office:document-meta>
</file>